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7cm"/>
    </style:style>
    <style:style style:name="co2" style:family="table-column">
      <style:table-column-properties fo:break-before="auto" style:column-width="6.188cm"/>
    </style:style>
    <style:style style:name="co3" style:family="table-column">
      <style:table-column-properties fo:break-before="auto" style:column-width="6.415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1.538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737cm"/>
    </style:style>
    <style:style style:name="co8" style:family="table-column">
      <style:table-column-properties fo:break-before="auto" style:column-width="2.26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row table:style-name="ro1">
          <table:table-cell table:number-columns-repeated="4"/>
          <table:table-cell table:style-name="ce1" office:value-type="string" calcext:value-type="string" table:number-columns-spanned="6" table:number-rows-spanned="1">
            <text:p>Handler defined</text:p>
          </table:table-cell>
          <table:covered-table-cell table:number-columns-repeated="5" table:style-name="Default"/>
          <table:table-cell office:value-type="string" calcext:value-type="string">
            <text:p>Additional Arguments</text:p>
          </table:table-cell>
        </table:table-row>
        <table:table-row table:style-name="ro1">
          <table:table-cell office:value-type="string" calcext:value-type="string">
            <text:p>Bus Address</text:p>
          </table:table-cell>
          <table:table-cell office:value-type="string" calcext:value-type="string">
            <text:p>Length (bytes)</text:p>
          </table:table-cell>
          <table:table-cell office:value-type="string" calcext:value-type="string">
            <text:p>State object path</text:p>
          </table:table-cell>
          <table:table-cell office:value-type="string" calcext:value-type="string">
            <text:p>Handler function path</text:p>
          </table:table-cell>
          <table:table-cell table:style-name="Default" office:value-type="string" calcext:value-type="string">
            <text:p>u8 read</text:p>
          </table:table-cell>
          <table:table-cell table:style-name="Default" office:value-type="string" calcext:value-type="string">
            <text:p>u8 write</text:p>
          </table:table-cell>
          <table:table-cell table:style-name="Default" office:value-type="string" calcext:value-type="string">
            <text:p>u16 read</text:p>
          </table:table-cell>
          <table:table-cell table:style-name="Default" office:value-type="string" calcext:value-type="string">
            <text:p>u16 write</text:p>
          </table:table-cell>
          <table:table-cell table:style-name="Default" office:value-type="string" calcext:value-type="string">
            <text:p>u32 read</text:p>
          </table:table-cell>
          <table:table-cell table:style-name="Default" office:value-type="string" calcext:value-type="string">
            <text:p>u32 write</text:p>
          </table:table-cell>
          <table:table-cell/>
        </table:table-row>
        <table:table-row table:style-name="ro1">
          <table:table-cell office:value-type="string" calcext:value-type="string">
            <text:p>0x0000_0000</text:p>
          </table:table-cell>
          <table:table-cell office:value-type="string" calcext:value-type="string">
            <text:p>0x0020_0000</text:p>
          </table:table-cell>
          <table:table-cell office:value-type="string" calcext:value-type="string">
            <text:p>memory.main_memory</text:p>
          </table:table-cell>
          <table:table-cell office:value-type="string" calcext:value-type="string">
            <text:p>memory::main_memory</text:p>
          </table:table-cell>
          <table:table-cell table:number-columns-repeated="6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x0020_0000</text:p>
          </table:table-cell>
          <table:table-cell office:value-type="string" calcext:value-type="string">
            <text:p>memory.main_memory</text:p>
          </table:table-cell>
          <table:table-cell office:value-type="string" calcext:value-type="string">
            <text:p>memory::main_memory</text:p>
          </table:table-cell>
          <table:table-cell table:number-columns-repeated="6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0040_0000</text:p>
          </table:table-cell>
          <table:table-cell office:value-type="string" calcext:value-type="string">
            <text:p>0x0020_0000</text:p>
          </table:table-cell>
          <table:table-cell office:value-type="string" calcext:value-type="string">
            <text:p>memory.main_memory</text:p>
          </table:table-cell>
          <table:table-cell office:value-type="string" calcext:value-type="string">
            <text:p>memory::main_memory</text:p>
          </table:table-cell>
          <table:table-cell table:number-columns-repeated="6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0060_0000</text:p>
          </table:table-cell>
          <table:table-cell office:value-type="string" calcext:value-type="string">
            <text:p>0x0020_0000</text:p>
          </table:table-cell>
          <table:table-cell office:value-type="string" calcext:value-type="string">
            <text:p>memory.main_memory</text:p>
          </table:table-cell>
          <table:table-cell office:value-type="string" calcext:value-type="string">
            <text:p>memory::main_memory</text:p>
          </table:table-cell>
          <table:table-cell table:number-columns-repeated="6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00_0000</text:p>
          </table:table-cell>
          <table:table-cell office:value-type="string" calcext:value-type="string">
            <text:p>0x0000_0100</text:p>
          </table:table-cell>
          <table:table-cell office:value-type="string" calcext:value-type="string">
            <text:p>memory.pio</text:p>
          </table:table-cell>
          <table:table-cell office:value-type="string" calcext:value-type="string">
            <text:p>memory::pio</text:p>
          </table:table-cell>
          <table:table-cell table:number-columns-repeated="6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0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.expansion_1_base_address</text:p>
          </table:table-cell>
          <table:table-cell office:value-type="string" calcext:value-type="string">
            <text:p>memory::expansion_1_base_address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0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.expansion_2_base_address</text:p>
          </table:table-cell>
          <table:table-cell office:value-type="string" calcext:value-type="string">
            <text:p>memory::expansion_2_base_address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0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.expansion_1_delay</text:p>
          </table:table-cell>
          <table:table-cell office:value-type="string" calcext:value-type="string">
            <text:p>memory::expansion_1_delay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0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.expansion_3_delay</text:p>
          </table:table-cell>
          <table:table-cell office:value-type="string" calcext:value-type="string">
            <text:p>memory::expansion_3_delay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1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.bios_rom_control</text:p>
          </table:table-cell>
          <table:table-cell office:value-type="string" calcext:value-type="string">
            <text:p>memory::bios_rom_control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1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.spu_delay</text:p>
          </table:table-cell>
          <table:table-cell office:value-type="string" calcext:value-type="string">
            <text:p>memory::spu_delay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1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.cdrom_delay</text:p>
          </table:table-cell>
          <table:table-cell office:value-type="string" calcext:value-type="string">
            <text:p>memory::cdrom_delay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1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.expansion_2_delay</text:p>
          </table:table-cell>
          <table:table-cell office:value-type="string" calcext:value-type="string">
            <text:p>memory::expansion_2_delay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2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.common_delay_control</text:p>
          </table:table-cell>
          <table:table-cell office:value-type="string" calcext:value-type="string">
            <text:p>memory::common_delay_control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4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padmc.padmc1040</text:p>
          </table:table-cell>
          <table:table-cell office:value-type="string" calcext:value-type="string">
            <text:p>padmc::padmc104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4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padmc.stat</text:p>
          </table:table-cell>
          <table:table-cell office:value-type="string" calcext:value-type="string">
            <text:p>padmc::stat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48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padmc.mode</text:p>
          </table:table-cell>
          <table:table-cell office:value-type="string" calcext:value-type="string">
            <text:p>padmc::mod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04A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padmc.ctrl</text:p>
          </table:table-cell>
          <table:table-cell office:value-type="string" calcext:value-type="string">
            <text:p>padmc::ctr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04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padmc.baud_reload</text:p>
          </table:table-cell>
          <table:table-cell office:value-type="string" calcext:value-type="string">
            <text:p>padmc::baud_reload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06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.ram_size_control</text:p>
          </table:table-cell>
          <table:table-cell office:value-type="string" calcext:value-type="string">
            <text:p>memory::ram_size_control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7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intc.stat</text:p>
          </table:table-cell>
          <table:table-cell office:value-type="string" calcext:value-type="string">
            <text:p>intc::sta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7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intc.mask</text:p>
          </table:table-cell>
          <table:table-cell office:value-type="string" calcext:value-type="string">
            <text:p>intc::mask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08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in_mad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8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in_bc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8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in_chc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9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out_mad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9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out_bc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9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out_chc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A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gpu_mad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A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gpu_bc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A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gpu_chc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B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cdrom_mad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B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cdrom_bc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B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cdrom_chc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C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spu_mad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C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spu_bc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C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spu_chc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D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pio_mad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D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pio_bc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D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pio_chc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E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otc_mad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E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otc_bc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E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otc_chc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F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dpc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0F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dicr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0x1F80_110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0_count</text:p>
          </table:table-cell>
          <table:table-cell office:value-type="string" calcext:value-type="string">
            <text:p>timers::coun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10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0_mode</text:p>
          </table:table-cell>
          <table:table-cell office:value-type="string" calcext:value-type="string">
            <text:p>timers::mod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10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0_target</text:p>
          </table:table-cell>
          <table:table-cell office:value-type="string" calcext:value-type="string">
            <text:p>timers::targe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11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1_count</text:p>
          </table:table-cell>
          <table:table-cell office:value-type="string" calcext:value-type="string">
            <text:p>timers::coun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F80_111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1_mode</text:p>
          </table:table-cell>
          <table:table-cell office:value-type="string" calcext:value-type="string">
            <text:p>timers::mod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F80_111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1_target</text:p>
          </table:table-cell>
          <table:table-cell office:value-type="string" calcext:value-type="string">
            <text:p>timers::targe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F80_112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2_count</text:p>
          </table:table-cell>
          <table:table-cell office:value-type="string" calcext:value-type="string">
            <text:p>timers::coun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1F80_112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2_mode</text:p>
          </table:table-cell>
          <table:table-cell office:value-type="string" calcext:value-type="string">
            <text:p>timers::mod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1F80_112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2_target</text:p>
          </table:table-cell>
          <table:table-cell office:value-type="string" calcext:value-type="string">
            <text:p>timers::targe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1F80_1800</text:p>
          </table:table-cell>
          <table:table-cell office:value-type="string" calcext:value-type="string">
            <text:p>0x0000_0001</text:p>
          </table:table-cell>
          <table:table-cell office:value-type="string" calcext:value-type="string">
            <text:p>cdrom.status</text:p>
          </table:table-cell>
          <table:table-cell office:value-type="string" calcext:value-type="string">
            <text:p>cdrom::statu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801</text:p>
          </table:table-cell>
          <table:table-cell office:value-type="string" calcext:value-type="string">
            <text:p>0x0000_0001</text:p>
          </table:table-cell>
          <table:table-cell office:value-type="string" calcext:value-type="string">
            <text:p>cdrom.cdrom1801</text:p>
          </table:table-cell>
          <table:table-cell office:value-type="string" calcext:value-type="string">
            <text:p>cdrom::cdrom180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802</text:p>
          </table:table-cell>
          <table:table-cell office:value-type="string" calcext:value-type="string">
            <text:p>0x0000_0001</text:p>
          </table:table-cell>
          <table:table-cell office:value-type="string" calcext:value-type="string">
            <text:p>cdrom.cdrom1802</text:p>
          </table:table-cell>
          <table:table-cell office:value-type="string" calcext:value-type="string">
            <text:p>cdrom::cdrom1802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803</text:p>
          </table:table-cell>
          <table:table-cell office:value-type="string" calcext:value-type="string">
            <text:p>0x0000_0001</text:p>
          </table:table-cell>
          <table:table-cell office:value-type="string" calcext:value-type="string">
            <text:p>cdrom.cdrom1803</text:p>
          </table:table-cell>
          <table:table-cell office:value-type="string" calcext:value-type="string">
            <text:p>cdrom::cdrom1803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81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gpu.gpu1810</text:p>
          </table:table-cell>
          <table:table-cell office:value-type="string" calcext:value-type="string">
            <text:p>gpu::gpu1810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81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gpu.gpu1814</text:p>
          </table:table-cell>
          <table:table-cell office:value-type="string" calcext:value-type="string">
            <text:p>gpu::gpu181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C0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C0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C0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C0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C0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0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C0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C0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C1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F80_1C1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F80_1C1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F80_1C1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F80_1C1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F80_1C1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F80_1C1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F80_1C2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1F80_1C2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1F80_1C2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1F80_1C2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1F80_1C2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2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1F80_1C2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1F80_1C2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1F80_1C3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x1F80_1C3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x1F80_1C3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x1F80_1C3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x1F80_1C3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3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x1F80_1C3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x1F80_1C3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x1F80_1C4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x1F80_1C4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x1F80_1C4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x1F80_1C4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x1F80_1C4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4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x1F80_1C4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x1F80_1C4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x1F80_1C5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1F80_1C5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1F80_1C5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1F80_1C5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1F80_1C5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5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1F80_1C5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1F80_1C5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1F80_1C6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1F80_1C6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1F80_1C6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1F80_1C6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1F80_1C6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6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1F80_1C6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1F80_1C6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1F80_1C7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1F80_1C7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1F80_1C7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1F80_1C7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1F80_1C7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7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1F80_1C7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1F80_1C7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1F80_1C8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1F80_1C8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1F80_1C8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1F80_1C8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1F80_1C8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8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1F80_1C8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1F80_1C8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1F80_1C9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1F80_1C9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1F80_1C9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1F80_1C9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1F80_1C9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9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1F80_1C9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1F80_1C9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1F80_1CA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1F80_1CA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1F80_1CA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1F80_1CA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1F80_1CA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0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1F80_1CA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1F80_1CA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1F80_1CB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1F80_1CB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1F80_1CB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1F80_1CB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1F80_1CB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1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1F80_1CB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1F80_1CB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1F80_1CC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1F80_1CC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1F80_1CC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1F80_1CC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1F80_1CC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2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1F80_1CC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1F80_1CC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1F80_1CD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1F80_1CD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1F80_1CD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1F80_1CD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1F80_1CD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3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1F80_1CD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1F80_1CD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1F80_1CE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1F80_1CE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1F80_1CE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1F80_1CE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1F80_1CE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4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1F80_1CE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1F80_1CE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1F80_1CF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1F80_1CF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1F80_1CF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1F80_1CF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1F80_1CF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5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1F80_1CF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1F80_1CF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1F80_1D0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1F80_1D0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1F80_1D0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1F80_1D0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1F80_1D0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6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1F80_1D0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1F80_1D0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x1F80_1D1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1F80_1D1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1F80_1D1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1F80_1D1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1F80_1D1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7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1F80_1D1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1F80_1D1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x1F80_1D2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1F80_1D2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1F80_1D2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1F80_1D2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1F80_1D2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8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1F80_1D2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1F80_1D2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x1F80_1D3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1F80_1D3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1F80_1D3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1F80_1D3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1F80_1D3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9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1F80_1D3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1F80_1D3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x1F80_1D4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1F80_1D4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1F80_1D4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1F80_1D4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1F80_1D4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20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1F80_1D4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1F80_1D4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x1F80_1D5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1F80_1D5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1F80_1D5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1F80_1D5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1F80_1D5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21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1F80_1D5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1F80_1D5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x1F80_1D6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1F80_1D6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1F80_1D6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1F80_1D6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1F80_1D6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22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1F80_1D6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1F80_1D6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x1F80_1D7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voll</text:p>
          </table:table-cell>
          <table:table-cell office:value-type="string" calcext:value-type="string">
            <text:p>spu::voice_vo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x1F80_1D7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volr</text:p>
          </table:table-cell>
          <table:table-cell office:value-type="string" calcext:value-type="string">
            <text:p>spu::voice_vol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x1F80_1D7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srate</text:p>
          </table:table-cell>
          <table:table-cell office:value-type="string" calcext:value-type="string">
            <text:p>spu::voice_sr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x1F80_1D7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saddr</text:p>
          </table:table-cell>
          <table:table-cell office:value-type="string" calcext:value-type="string">
            <text:p>spu::voice_s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x1F80_1D7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23_adsr</text:p>
          </table:table-cell>
          <table:table-cell office:value-type="string" calcext:value-type="string">
            <text:p>spu::voice_ads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x1F80_1D7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cvol</text:p>
          </table:table-cell>
          <table:table-cell office:value-type="string" calcext:value-type="string">
            <text:p>spu::voice_cv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x1F80_1D7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raddr</text:p>
          </table:table-cell>
          <table:table-cell office:value-type="string" calcext:value-type="string">
            <text:p>spu::voice_radd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x1F80_1D8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main_volume_left</text:p>
          </table:table-cell>
          <table:table-cell office:value-type="string" calcext:value-type="string">
            <text:p>spu::main_volume_lef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8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main_volume_right</text:p>
          </table:table-cell>
          <table:table-cell office:value-type="string" calcext:value-type="string">
            <text:p>spu::main_volume_righ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8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reverb_volume</text:p>
          </table:table-cell>
          <table:table-cell office:value-type="string" calcext:value-type="string">
            <text:p>spu::reverb_volum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8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key_on</text:p>
          </table:table-cell>
          <table:table-cell office:value-type="string" calcext:value-type="string">
            <text:p>spu::voice_key_on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8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key_off</text:p>
          </table:table-cell>
          <table:table-cell office:value-type="string" calcext:value-type="string">
            <text:p>spu::voice_key_off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9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channel_fm</text:p>
          </table:table-cell>
          <table:table-cell office:value-type="string" calcext:value-type="string">
            <text:p>spu::voice_channel_fm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9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channel_noise</text:p>
          </table:table-cell>
          <table:table-cell office:value-type="string" calcext:value-type="string">
            <text:p>spu::voice_channel_nois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9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channel_reverb</text:p>
          </table:table-cell>
          <table:table-cell office:value-type="string" calcext:value-type="string">
            <text:p>spu::voice_channel_reverb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9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channel_status</text:p>
          </table:table-cell>
          <table:table-cell office:value-type="string" calcext:value-type="string">
            <text:p>spu::voice_channel_status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A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unknown_0</text:p>
          </table:table-cell>
          <table:table-cell office:value-type="string" calcext:value-type="string">
            <text:p>spu::unknown_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A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reverb_start_address</text:p>
          </table:table-cell>
          <table:table-cell office:value-type="string" calcext:value-type="string">
            <text:p>spu::reverb_start_address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A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irq_address</text:p>
          </table:table-cell>
          <table:table-cell office:value-type="string" calcext:value-type="string">
            <text:p>spu::irq_address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A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data_transfer_address</text:p>
          </table:table-cell>
          <table:table-cell office:value-type="string" calcext:value-type="string">
            <text:p>spu::data_transfer_address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A8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data_fifo</text:p>
          </table:table-cell>
          <table:table-cell office:value-type="string" calcext:value-type="string">
            <text:p>spu::data_fifo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AA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control</text:p>
          </table:table-cell>
          <table:table-cell office:value-type="string" calcext:value-type="string">
            <text:p>spu::contr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A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data_transfer_control</text:p>
          </table:table-cell>
          <table:table-cell office:value-type="string" calcext:value-type="string">
            <text:p>spu::data_transfer_contro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A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stat</text:p>
          </table:table-cell>
          <table:table-cell office:value-type="string" calcext:value-type="string">
            <text:p>spu::sta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B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cd_volume</text:p>
          </table:table-cell>
          <table:table-cell office:value-type="string" calcext:value-type="string">
            <text:p>spu::cd_volum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B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extern_volume</text:p>
          </table:table-cell>
          <table:table-cell office:value-type="string" calcext:value-type="string">
            <text:p>spu::extern_volum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B8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current_volume_left</text:p>
          </table:table-cell>
          <table:table-cell office:value-type="string" calcext:value-type="string">
            <text:p>spu::current_volume_lef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BA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current_volume_right</text:p>
          </table:table-cell>
          <table:table-cell office:value-type="string" calcext:value-type="string">
            <text:p>spu::current_volume_righ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B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unknown_1</text:p>
          </table:table-cell>
          <table:table-cell office:value-type="string" calcext:value-type="string">
            <text:p>spu::unknown_1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C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dapf1</text:p>
          </table:table-cell>
          <table:table-cell office:value-type="string" calcext:value-type="string">
            <text:p>spu::dapf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C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dapf2</text:p>
          </table:table-cell>
          <table:table-cell office:value-type="string" calcext:value-type="string">
            <text:p>spu::dapf2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C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iir</text:p>
          </table:table-cell>
          <table:table-cell office:value-type="string" calcext:value-type="string">
            <text:p>spu::vii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C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comb1</text:p>
          </table:table-cell>
          <table:table-cell office:value-type="string" calcext:value-type="string">
            <text:p>spu::vcomb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C8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comb2</text:p>
          </table:table-cell>
          <table:table-cell office:value-type="string" calcext:value-type="string">
            <text:p>spu::vcomb2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CA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comb3</text:p>
          </table:table-cell>
          <table:table-cell office:value-type="string" calcext:value-type="string">
            <text:p>spu::vcomb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C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comb4</text:p>
          </table:table-cell>
          <table:table-cell office:value-type="string" calcext:value-type="string">
            <text:p>spu::vcomb4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C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wall</text:p>
          </table:table-cell>
          <table:table-cell office:value-type="string" calcext:value-type="string">
            <text:p>spu::vwall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D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apf1</text:p>
          </table:table-cell>
          <table:table-cell office:value-type="string" calcext:value-type="string">
            <text:p>spu::vapf1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D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apf2</text:p>
          </table:table-cell>
          <table:table-cell office:value-type="string" calcext:value-type="string">
            <text:p>spu::vapf2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D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same</text:p>
          </table:table-cell>
          <table:table-cell office:value-type="string" calcext:value-type="string">
            <text:p>spu::msam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D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comb1</text:p>
          </table:table-cell>
          <table:table-cell office:value-type="string" calcext:value-type="string">
            <text:p>spu::mcomb1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D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comb2</text:p>
          </table:table-cell>
          <table:table-cell office:value-type="string" calcext:value-type="string">
            <text:p>spu::mcomb2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E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dsame</text:p>
          </table:table-cell>
          <table:table-cell office:value-type="string" calcext:value-type="string">
            <text:p>spu::dsam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E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diff</text:p>
          </table:table-cell>
          <table:table-cell office:value-type="string" calcext:value-type="string">
            <text:p>spu::mdiff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E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comb3</text:p>
          </table:table-cell>
          <table:table-cell office:value-type="string" calcext:value-type="string">
            <text:p>spu::mcomb3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E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comb4</text:p>
          </table:table-cell>
          <table:table-cell office:value-type="string" calcext:value-type="string">
            <text:p>spu::mcomb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F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ddiff</text:p>
          </table:table-cell>
          <table:table-cell office:value-type="string" calcext:value-type="string">
            <text:p>spu::ddiff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F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apf1</text:p>
          </table:table-cell>
          <table:table-cell office:value-type="string" calcext:value-type="string">
            <text:p>spu::mapf1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F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apf2</text:p>
          </table:table-cell>
          <table:table-cell office:value-type="string" calcext:value-type="string">
            <text:p>spu::mapf2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F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in</text:p>
          </table:table-cell>
          <table:table-cell office:value-type="string" calcext:value-type="string">
            <text:p>spu::vin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2041</text:p>
          </table:table-cell>
          <table:table-cell office:value-type="string" calcext:value-type="string">
            <text:p>0x0000_0001</text:p>
          </table:table-cell>
          <table:table-cell office:value-type="string" calcext:value-type="string">
            <text:p>memory.post_display</text:p>
          </table:table-cell>
          <table:table-cell office:value-type="string" calcext:value-type="string">
            <text:p>memory::post_display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C0_0000</text:p>
          </table:table-cell>
          <table:table-cell office:value-type="string" calcext:value-type="string">
            <text:p>0x0008_0000</text:p>
          </table:table-cell>
          <table:table-cell office:value-type="string" calcext:value-type="string">
            <text:p>memory.bios</text:p>
          </table:table-cell>
          <table:table-cell office:value-type="string" calcext:value-type="string">
            <text:p>memory::bios</text:p>
          </table:table-cell>
          <table:table-cell table:number-columns-repeated="6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FFFE_0000</text:p>
          </table:table-cell>
          <table:table-cell office:value-type="string" calcext:value-type="string">
            <text:p>0x0002_0000</text:p>
          </table:table-cell>
          <table:table-cell office:value-type="string" calcext:value-type="string">
            <text:p>memory.cache_control</text:p>
          </table:table-cell>
          <table:table-cell office:value-type="string" calcext:value-type="string">
            <text:p>memory::cache_control</text:p>
          </table:table-cell>
          <table:table-cell table:number-columns-repeated="6" office:value-type="boolean" office:boolean-value="true" calcext:value-type="boolean">
            <text:p>TRU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11:25:05.7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9T14:07:20.202000000</meta:creation-date>
    <dc:date>2020-04-27T12:59:30.731000000</dc:date>
    <meta:editing-duration>P1DT4H34M37S</meta:editing-duration>
    <meta:editing-cycles>36</meta:editing-cycles>
    <meta:generator>LibreOffice/6.4.3.2$Windows_X86_64 LibreOffice_project/747b5d0ebf89f41c860ec2a39efd7cb15b54f2d8</meta:generator>
    <meta:document-statistic meta:table-count="1" meta:cell-count="2768" meta:object-count="0"/>
  </office:meta>
</office:document-meta>
</file>